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opacity="100%" draw:fill-color="#ffd32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fill-color="#ffd320" draw:textarea-horizontal-align="center" draw:textarea-vertical-align="middle"/>
    </style:style>
    <style:style style:name="gr11" style:family="graphic" style:parent-style-name="standard">
      <style:graphic-properties svg:stroke-color="#ff0000" draw:fill-color="#ff0000" draw:textarea-vertical-align="middle"/>
    </style:style>
    <style:style style:name="gr12" style:family="graphic" style:parent-style-name="standard">
      <style:graphic-properties svg:stroke-color="#ff950e" draw:fill-color="#ff950e" draw:textarea-vertical-align="middle"/>
    </style:style>
    <style:style style:name="gr13" style:family="graphic" style:parent-style-name="objectwithoutfill">
      <style:graphic-properties svg:stroke-width="0.159cm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color="#000000" draw:fill-color="#000000" draw:textarea-vertical-align="middle"/>
    </style:style>
    <style:style style:name="gr15" style:family="graphic" style:parent-style-name="standard">
      <style:graphic-properties svg:stroke-color="#333333" draw:fill-color="#333333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cm" fo:min-width="0cm" draw:shadow="hidden"/>
    </style:style>
    <style:style style:name="gr1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.2cm" fo:text-align="center" fo:text-indent="0cm"/>
    </style:style>
    <style:style style:name="P3" style:family="paragraph">
      <style:paragraph-properties fo:margin-left="0cm" fo:margin-right="0.2cm" fo:text-indent="0cm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9cm" svg:height="3cm" svg:x="23.5cm" svg:y="6.6cm">
          <text:p/>
        </draw:rect>
        <draw:g>
          <draw:path draw:style-name="gr2" draw:text-style-name="P2" draw:layer="layout" svg:width="9.423cm" svg:height="12.199cm" svg:x="9.719cm" svg:y="4.3cm" svg:viewBox="0 0 9424 12200" svg:d="M81 1100c55 0 102-13 150-40 48-28 82-62 110-110 27-48 40-95 40-150s-13-102-40-150c-28-48-62-82-110-110-48-27-95-40-150-40-29 0-55 3-81 11v-511h9424v503c-14-2-28-3-43-3-55 0-102 13-150 40-48 28-82 62-110 110-27 48-40 95-40 150s13 102 40 150c28 48 62 82 110 110 48 27 95 40 150 40 15 0 29-1 43-3v206c-14-2-28-3-43-3-55 0-102 13-150 40-48 28-82 62-110 110-27 48-40 95-40 150s13 102 40 150c28 48 62 82 110 110 48 27 95 40 150 40 15 0 29-1 43-3v152c-14-2-28-3-43-3-55 0-102 13-150 40-48 28-82 62-110 110-27 48-40 95-40 150s13 102 40 150c28 48 62 82 110 110 48 27 95 40 150 40 15 0 29-1 43-3v179c-14-2-28-3-43-3-55 0-102 13-150 40-48 28-82 62-110 110-27 48-40 95-40 150s13 102 40 150c28 48 62 82 110 110 48 27 95 40 150 40 15 0 29-1 43-3v187c-14-2-28-3-43-3-55 0-102 13-150 40-48 28-82 62-110 110-27 48-40 95-40 150s13 102 40 150c28 48 62 82 110 110 48 27 95 40 150 40 15 0 29-1 43-3v179c-14-2-28-3-43-3-55 0-102 13-150 40-48 28-82 62-110 110-27 48-40 95-40 150s13 102 40 150c28 48 62 82 110 110 48 27 95 40 150 40 15 0 29-1 43-3v179c-14-2-28-3-43-3-55 0-102 13-150 40-48 28-82 62-110 110-27 48-40 95-40 150s13 102 40 150c28 48 62 82 110 110 48 27 95 40 150 40 15 0 29-1 43-3v179c-14-2-28-3-43-3-55 0-102 13-150 40-48 28-82 62-110 110-27 48-40 95-40 150s13 102 40 150c28 48 62 82 110 110 48 27 95 40 150 40 15 0 29-1 43-3v161c-14-2-28-3-43-3-55 0-102 13-150 40-48 28-82 62-110 110-27 48-40 95-40 150s13 102 40 150c28 48 62 82 110 110 48 27 95 40 150 40 15 0 29-1 43-3v187c-14-2-28-3-43-3-55 0-102 13-150 40-48 28-82 62-110 110-27 48-40 95-40 150s13 102 40 150c28 48 62 82 110 110 48 27 95 40 150 40 15 0 29-1 43-3v179c-14-2-28-3-43-3-55 0-102 13-150 40-48 28-82 62-110 110-27 48-40 95-40 150s13 102 40 150c28 48 62 82 110 110 48 27 95 40 150 40 15 0 29-1 43-3v179c-14-2-28-3-43-3-55 0-102 13-150 40-48 28-82 62-110 110-27 48-40 95-40 150s13 102 40 150c28 48 62 82 110 110 48 27 95 40 150 40 15 0 29-1 43-3v179c-14-2-28-3-43-3-55 0-102 13-150 40-48 28-82 62-110 110-27 48-40 95-40 150s13 102 40 150c28 48 62 82 110 110 48 27 95 40 150 40 15 0 29-1 43-3v1829h-1759c12-32 17-64 17-100 0-55-13-102-40-150-28-48-62-82-110-110-48-27-95-40-150-40s-102 13-150 40c-48 28-82 62-110 110-27 48-40 95-40 150 0 36 5 68 17 100h-207c12-32 17-64 17-100 0-55-13-102-40-150-28-48-62-82-110-110-48-27-95-40-150-40s-102 13-150 40c-48 28-82 62-110 110-27 48-40 95-40 150 0 36 5 68 17 100h-207c12-32 17-64 17-100 0-55-13-102-40-150-28-48-62-82-110-110-48-27-95-40-150-40s-102 13-150 40c-48 28-82 62-110 110-27 48-40 95-40 150 0 36 5 68 17 100h-207c12-32 17-64 17-100 0-55-13-102-40-150-28-48-62-82-110-110-48-27-95-40-150-40s-102 13-150 40c-48 28-82 62-110 110-27 48-40 95-40 150 0 36 5 68 17 100h-215c12-32 17-64 17-100 0-55-13-102-40-150-28-48-62-82-110-110-48-27-95-40-150-40s-102 13-150 40c-48 28-82 62-110 110-27 48-40 95-40 150 0 36 5 68 17 100h-189c12-32 17-64 17-100 0-55-13-102-40-150-28-48-62-82-110-110-48-27-95-40-150-40s-102 13-150 40c-48 28-82 62-110 110-27 48-40 95-40 150 0 36 5 68 17 100h-207c12-32 17-64 17-100 0-55-13-102-40-150-28-48-62-82-110-110-48-27-95-40-150-40s-102 13-150 40c-48 28-82 62-110 110-27 48-40 95-40 150 0 36 5 68 17 100h-207c12-32 17-64 17-100 0-55-13-102-40-150-28-48-62-82-110-110-48-27-95-40-150-40s-102 13-150 40c-48 28-82 62-110 110-27 48-40 95-40 150 0 36 5 68 17 100h-1698v-1837c26 8 52 11 81 11 55 0 102-13 150-40 48-28 82-62 110-110 27-48 40-95 40-150s-13-102-40-150c-28-48-62-82-110-110-48-27-95-40-150-40-29 0-55 3-81 11v-195c26 8 52 11 81 11 55 0 102-13 150-40 48-28 82-62 110-110 27-48 40-95 40-150s-13-102-40-150c-28-48-62-82-110-110-48-27-95-40-150-40-29 0-55 3-81 11v-195c26 8 52 11 81 11 55 0 102-13 150-40 48-28 82-62 110-110 27-48 40-95 40-150s-13-102-40-150c-28-48-62-82-110-110-48-27-95-40-150-40-29 0-55 3-81 11v-195c26 8 52 11 81 11 55 0 102-13 150-40 48-28 82-62 110-110 27-48 40-95 40-150s-13-102-40-150c-28-48-62-82-110-110-48-27-95-40-150-40-29 0-55 3-81 11v-203c26 8 52 11 81 11 55 0 102-13 150-40 48-28 82-62 110-110 27-48 40-95 40-150s-13-102-40-150c-28-48-62-82-110-110-48-27-95-40-150-40-29 0-55 3-81 11v-177c26 8 52 11 81 11 55 0 102-13 150-40 48-28 82-62 110-110 27-48 40-95 40-150s-13-102-40-150c-28-48-62-82-110-110-48-27-95-40-150-40-29 0-55 3-81 11v-195c26 8 52 11 81 11 55 0 102-13 150-40 48-28 82-62 110-110 27-48 40-95 40-150s-13-102-40-150c-28-48-62-82-110-110-48-27-95-40-150-40-29 0-55 3-81 11v-195c26 8 52 11 81 11 55 0 102-13 150-40 48-28 82-62 110-110 27-48 40-95 40-150s-13-102-40-150c-28-48-62-82-110-110-48-27-95-40-150-40-29 0-55 3-81 11v-195c26 8 52 11 81 11 55 0 102-13 150-40 48-28 82-62 110-110 27-48 40-95 40-150s-13-102-40-150c-28-48-62-82-110-110-48-27-95-40-150-40-29 0-55 3-81 11v-203c26 8 52 11 81 11 55 0 102-13 150-40 48-28 82-62 110-110 27-48 40-95 40-150s-13-102-40-150c-28-48-62-82-110-110-48-27-95-40-150-40-29 0-55 3-81 11v-195c26 8 52 11 81 11 55 0 102-13 150-40 48-28 82-62 110-110 27-48 40-95 40-150s-13-102-40-150c-28-48-62-82-110-110-48-27-95-40-150-40-29 0-55 3-81 11v-168c26 8 52 11 81 11 55 0 102-13 150-40 48-28 82-62 110-110 27-48 40-95 40-150s-13-102-40-150c-28-48-62-82-110-110-48-27-95-40-150-40-29 0-55 3-81 11v-222c26 8 52 11 81 11z">
            <text:p/>
          </draw:path>
          <draw:g>
            <draw:path draw:style-name="gr3" draw:text-style-name="P2" draw:layer="layout" svg:width="1.064cm" svg:height="0.608cm" svg:x="9.7cm" svg:y="8.667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7.896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10.21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9.439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5.583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4.811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7.125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6.354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12.522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11.751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14.065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13.294cm" svg:viewBox="0 0 1065 609" svg:d="M51 558c46 0 86-11 127-34 40-23 69-52 92-93 24-40 34-80 34-127 0-46-10-86-34-126-23-41-52-70-92-93-41-24-81-34-127-34-18 0-35 1-51 4v-55h1065v609h-1065v-56c16 4 33 5 51 5z">
              <text:p/>
            </draw:path>
            <draw:path draw:style-name="gr3" draw:text-style-name="P2" draw:layer="layout" svg:width="1.064cm" svg:height="0.608cm" svg:x="9.7cm" svg:y="10.98cm" svg:viewBox="0 0 1065 609" svg:d="M51 558c46 0 86-11 127-34 40-23 69-52 92-93 24-40 34-80 34-127 0-46-10-86-34-126-23-41-52-70-92-93-41-24-81-34-127-34-18 0-35 1-51 4v-55h1065v609h-1065v-56c16 4 33 5 51 5z">
              <text:p/>
            </draw:path>
          </draw:g>
          <draw:g>
            <draw:path draw:style-name="gr3" draw:text-style-name="P2" draw:layer="layout" svg:width="1.064cm" svg:height="0.608cm" svg:x="18.048cm" svg:y="10.209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7cm" svg:y="10.98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8cm" svg:y="8.667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7cm" svg:y="9.438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8cm" svg:y="13.294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7cm" svg:y="14.065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8cm" svg:y="11.751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7cm" svg:y="12.522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8cm" svg:y="6.354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7cm" svg:y="7.125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8cm" svg:y="4.811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7cm" svg:y="5.583cm" svg:viewBox="0 0 1065 609" svg:d="M1015 51c-47 0-87 10-127 34-41 23-70 52-93 93-23 40-34 80-34 126 0 47 11 87 34 127 23 41 52 70 93 93 40 23 80 34 127 34 17 0 34-1 50-5v56h-1065v-609h1065v55c-16-3-33-4-50-4z">
              <text:p/>
            </draw:path>
            <draw:path draw:style-name="gr3" draw:text-style-name="P2" draw:layer="layout" svg:width="1.064cm" svg:height="0.608cm" svg:x="18.048cm" svg:y="7.896cm" svg:viewBox="0 0 1065 609" svg:d="M1015 51c-47 0-87 10-127 34-41 23-70 52-93 93-23 40-34 80-34 126 0 47 11 87 34 127 23 41 52 70 93 93 40 23 80 34 127 34 17 0 34-1 50-5v56h-1065v-609h1065v55c-16-3-33-4-50-4z">
              <text:p/>
            </draw:path>
          </draw:g>
          <draw:g>
            <draw:path draw:style-name="gr3" draw:text-style-name="P2" draw:layer="layout" svg:width="0.608cm" svg:height="1.064cm" svg:x="15.255cm" svg:y="15.405cm" svg:viewBox="0 0 609 1065" svg:d="M558 1015c0-47-11-87-34-127-23-41-52-70-93-93-40-23-80-34-127-34-46 0-86 11-126 34-41 23-70 52-93 93-24 40-34 80-34 127 0 17 1 34 4 50h-55v-1065h609v1065h-56c4-16 5-33 5-50z">
              <text:p/>
            </draw:path>
            <draw:path draw:style-name="gr3" draw:text-style-name="P2" draw:layer="layout" svg:width="0.608cm" svg:height="1.064cm" svg:x="14.484cm" svg:y="15.404cm" svg:viewBox="0 0 609 1065" svg:d="M558 1015c0-47-11-87-34-127-23-41-52-70-93-93-40-23-80-34-127-34-46 0-86 11-126 34-41 23-70 52-93 93-24 40-34 80-34 127 0 17 1 34 4 50h-55v-1065h609v1065h-56c4-16 5-33 5-50z">
              <text:p/>
            </draw:path>
            <draw:path draw:style-name="gr3" draw:text-style-name="P2" draw:layer="layout" svg:width="0.608cm" svg:height="1.064cm" svg:x="16.798cm" svg:y="15.405cm" svg:viewBox="0 0 609 1065" svg:d="M558 1015c0-47-11-87-34-127-23-41-52-70-93-93-40-23-80-34-127-34-46 0-86 11-126 34-41 23-70 52-93 93-24 40-34 80-34 127 0 17 1 34 4 50h-55v-1065h609v1065h-56c4-16 5-33 5-50z">
              <text:p/>
            </draw:path>
            <draw:path draw:style-name="gr3" draw:text-style-name="P2" draw:layer="layout" svg:width="0.608cm" svg:height="1.064cm" svg:x="16.026cm" svg:y="15.404cm" svg:viewBox="0 0 609 1065" svg:d="M558 1015c0-47-11-87-34-127-23-41-52-70-93-93-40-23-80-34-127-34-46 0-86 11-126 34-41 23-70 52-93 93-24 40-34 80-34 127 0 17 1 34 4 50h-55v-1065h609v1065h-56c4-16 5-33 5-50z">
              <text:p/>
            </draw:path>
            <draw:path draw:style-name="gr3" draw:text-style-name="P2" draw:layer="layout" svg:width="0.608cm" svg:height="1.064cm" svg:x="12.17cm" svg:y="15.405cm" svg:viewBox="0 0 609 1065" svg:d="M558 1015c0-47-11-87-34-127-23-41-52-70-93-93-40-23-80-34-127-34-46 0-86 11-126 34-41 23-70 52-93 93-24 40-34 80-34 127 0 17 1 34 4 50h-55v-1065h609v1065h-56c4-16 5-33 5-50z">
              <text:p/>
            </draw:path>
            <draw:path draw:style-name="gr3" draw:text-style-name="P2" draw:layer="layout" svg:width="0.608cm" svg:height="1.064cm" svg:x="11.399cm" svg:y="15.404cm" svg:viewBox="0 0 609 1065" svg:d="M558 1015c0-47-11-87-34-127-23-41-52-70-93-93-40-23-80-34-127-34-46 0-86 11-126 34-41 23-70 52-93 93-24 40-34 80-34 127 0 17 1 34 4 50h-55v-1065h609v1065h-56c4-16 5-33 5-50z">
              <text:p/>
            </draw:path>
            <draw:path draw:style-name="gr3" draw:text-style-name="P2" draw:layer="layout" svg:width="0.608cm" svg:height="1.064cm" svg:x="13.713cm" svg:y="15.405cm" svg:viewBox="0 0 609 1065" svg:d="M558 1015c0-47-11-87-34-127-23-41-52-70-93-93-40-23-80-34-127-34-46 0-86 11-126 34-41 23-70 52-93 93-24 40-34 80-34 127 0 17 1 34 4 50h-55v-1065h609v1065h-56c4-16 5-33 5-50z">
              <text:p/>
            </draw:path>
            <draw:path draw:style-name="gr3" draw:text-style-name="P2" draw:layer="layout" svg:width="0.608cm" svg:height="1.064cm" svg:x="12.942cm" svg:y="15.404cm" svg:viewBox="0 0 609 1065" svg:d="M558 1015c0-47-11-87-34-127-23-41-52-70-93-93-40-23-80-34-127-34-46 0-86 11-126 34-41 23-70 52-93 93-24 40-34 80-34 127 0 17 1 34 4 50h-55v-1065h609v1065h-56c4-16 5-33 5-50z">
              <text:p/>
            </draw:path>
          </draw:g>
          <draw:frame draw:style-name="gr4" draw:text-style-name="P3" draw:layer="layout" svg:width="0.7cm" svg:height="1.1cm" svg:x="10.6cm" svg:y="4.638cm">
            <draw:text-box>
              <text:p text:style-name="P3">1</text:p>
            </draw:text-box>
          </draw:frame>
          <draw:frame draw:style-name="gr5" draw:text-style-name="P3" draw:layer="layout" svg:width="1.7cm" svg:height="0.962cm" svg:x="10.6cm" svg:y="13.829cm">
            <draw:text-box>
              <text:p text:style-name="P3">13</text:p>
            </draw:text-box>
          </draw:frame>
          <draw:frame draw:style-name="gr5" draw:text-style-name="P3" draw:layer="layout" svg:width="1.7cm" svg:height="0.962cm" svg:x="10.2cm" svg:y="15.238cm">
            <draw:text-box>
              <text:p text:style-name="P3">14</text:p>
            </draw:text-box>
          </draw:frame>
          <draw:frame draw:style-name="gr5" draw:text-style-name="P3" draw:layer="layout" svg:width="1.7cm" svg:height="0.962cm" svg:x="17.4cm" svg:y="15.3cm">
            <draw:text-box>
              <text:p text:style-name="P3">21</text:p>
            </draw:text-box>
          </draw:frame>
          <draw:frame draw:style-name="gr5" draw:text-style-name="P3" draw:layer="layout" svg:width="1.7cm" svg:height="0.962cm" svg:x="16.9cm" svg:y="13.938cm">
            <draw:text-box>
              <text:p text:style-name="P3">22</text:p>
            </draw:text-box>
          </draw:frame>
          <draw:frame draw:style-name="gr5" draw:text-style-name="P3" draw:layer="layout" svg:width="1.7cm" svg:height="0.962cm" svg:x="16.9cm" svg:y="4.638cm">
            <draw:text-box>
              <text:p text:style-name="P3">34</text:p>
            </draw:text-box>
          </draw:frame>
        </draw:g>
        <draw:frame draw:style-name="gr6" draw:text-style-name="P4" draw:layer="layout" svg:width="3.22cm" svg:height="0.962cm" svg:x="6.4cm" svg:y="13.9cm">
          <draw:text-box>
            <text:p text:style-name="P4">GND (13)</text:p>
          </draw:text-box>
        </draw:frame>
        <draw:frame draw:style-name="gr7" draw:text-style-name="P4" draw:layer="layout" svg:width="3.114cm" svg:height="0.962cm" svg:x="6.5cm" svg:y="13.1cm">
          <draw:text-box>
            <text:p text:style-name="P4">3.3V (12)</text:p>
          </draw:text-box>
        </draw:frame>
        <draw:frame draw:style-name="gr5" draw:text-style-name="P4" draw:layer="layout" svg:width="4.509cm" svg:height="0.962cm" svg:x="5.3cm" svg:y="5.438cm">
          <draw:text-box>
            <text:p text:style-name="P4">UART RX (2)</text:p>
          </draw:text-box>
        </draw:frame>
        <draw:frame draw:style-name="gr8" draw:text-style-name="P4" draw:layer="layout" svg:width="4.214cm" svg:height="0.962cm" svg:x="5.4cm" svg:y="4.638cm">
          <draw:text-box>
            <text:p text:style-name="P4">UART TX (1)</text:p>
          </draw:text-box>
        </draw:frame>
        <draw:frame draw:style-name="gr9" draw:text-style-name="P5" draw:layer="layout" svg:width="3.8cm" svg:height="0.962cm" svg:x="19.2cm" svg:y="11.538cm">
          <draw:text-box>
            <text:p text:style-name="P5">(25) PIO2</text:p>
          </draw:text-box>
        </draw:frame>
        <draw:path draw:style-name="gr10" draw:text-style-name="P1" draw:layer="layout" svg:width="2.069cm" svg:height="0.699cm" svg:x="22.8cm" svg:y="11.636cm" svg:viewBox="0 0 2070 700" svg:d="M350 700c-65 0-119-15-175-47s-96-72-128-128-47-110-47-175c0-64 15-119 47-175 32-55 72-95 128-128 56-32 110-46 175-46 64 0 119 14 175 46 23 14 43 29 61 45h897c19-17 39-32 63-45 55-32 110-47 174-47 65 0 120 15 175 47 56 32 96 72 128 128s47 110 47 175c0 64-15 119-47 175-32 55-72 95-128 128-55 32-110 46-175 46-64 0-119-14-174-46-27-16-50-33-70-52h-882c-20 20-43 37-69 52-56 32-111 47-175 47z">
          <text:p/>
        </draw:path>
        <draw:rect draw:style-name="gr11" draw:text-style-name="P1" draw:layer="layout" svg:width="0.1cm" svg:height="0.5cm" svg:x="23.47cm" svg:y="11.736cm">
          <text:p/>
        </draw:rect>
        <draw:rect draw:style-name="gr11" draw:text-style-name="P1" draw:layer="layout" svg:width="0.1cm" svg:height="0.5cm" svg:x="23.67cm" svg:y="11.736cm">
          <text:p/>
        </draw:rect>
        <draw:rect draw:style-name="gr11" draw:text-style-name="P1" draw:layer="layout" svg:width="0.1cm" svg:height="0.5cm" svg:x="23.87cm" svg:y="11.736cm">
          <text:p/>
        </draw:rect>
        <draw:rect draw:style-name="gr12" draw:text-style-name="P1" draw:layer="layout" svg:width="0.1cm" svg:height="0.5cm" svg:x="24.07cm" svg:y="11.736cm">
          <text:p/>
        </draw:rect>
        <draw:line draw:style-name="gr13" draw:text-style-name="P1" draw:layer="layout" svg:x1="26.2cm" svg:y1="11.5cm" svg:x2="26.2cm" svg:y2="8.8cm">
          <text:p/>
        </draw:line>
        <draw:line draw:style-name="gr13" draw:text-style-name="P1" draw:layer="layout" svg:x1="26.2cm" svg:y1="12.6cm" svg:x2="26.2cm" svg:y2="18.8cm">
          <text:p/>
        </draw:line>
        <draw:line draw:style-name="gr13" draw:text-style-name="P1" draw:layer="layout" svg:x1="26.5cm" svg:y1="12cm" svg:x2="24.9cm" svg:y2="12cm">
          <text:p/>
        </draw:line>
        <draw:line draw:style-name="gr13" draw:text-style-name="P1" draw:layer="layout" svg:x1="4.2cm" svg:y1="18.8cm" svg:x2="26.2cm" svg:y2="18.8cm">
          <text:p/>
        </draw:line>
        <draw:line draw:style-name="gr13" draw:text-style-name="P1" draw:layer="layout" svg:x1="22.8cm" svg:y1="12cm" svg:x2="22.3cm" svg:y2="12cm">
          <text:p/>
        </draw:line>
        <draw:line draw:style-name="gr13" draw:text-style-name="P1" draw:layer="layout" svg:x1="4.2cm" svg:y1="12.6cm" svg:x2="4.2cm" svg:y2="18.8cm">
          <text:p/>
        </draw:line>
        <draw:line draw:style-name="gr13" draw:text-style-name="P1" draw:layer="layout" svg:x1="6.5cm" svg:y1="14.4cm" svg:x2="4.2cm" svg:y2="14.4cm">
          <text:p/>
        </draw:line>
        <draw:circle draw:style-name="gr14" draw:text-style-name="P1" draw:layer="layout" svg:width="0.4cm" svg:height="0.4cm" svg:x="4cm" svg:y="14.2cm">
          <text:p/>
        </draw:circle>
        <draw:polygon draw:style-name="gr2" draw:text-style-name="P1" draw:layer="layout" svg:width="0.799cm" svg:height="1.999cm" svg:x="3.8cm" svg:y="10.6cm" svg:viewBox="0 0 800 2000" draw:points="0,2000 0,171 267,171 267,0 533,0 533,171 800,171 800,2000">
          <text:p/>
        </draw:polygon>
        <draw:polygon draw:style-name="gr2" draw:text-style-name="P1" draw:layer="layout" svg:width="0.799cm" svg:height="1.999cm" svg:x="3.8cm" svg:y="8.6cm" svg:viewBox="0 0 800 2000" draw:points="0,2000 0,171 267,171 267,0 533,0 533,171 800,171 800,2000">
          <text:p/>
        </draw:polygon>
        <draw:line draw:style-name="gr13" draw:text-style-name="P1" draw:layer="layout" svg:x1="6.5cm" svg:y1="13.6cm" svg:x2="5.8cm" svg:y2="13.6cm">
          <text:p/>
        </draw:line>
        <draw:line draw:style-name="gr13" draw:text-style-name="P1" draw:layer="layout" svg:x1="5.8cm" svg:y1="8.2cm" svg:x2="5.8cm" svg:y2="13.6cm">
          <text:p/>
        </draw:line>
        <draw:line draw:style-name="gr13" draw:text-style-name="P1" draw:layer="layout" svg:x1="5.8cm" svg:y1="8.2cm" svg:x2="4.2cm" svg:y2="8.2cm">
          <text:p/>
        </draw:line>
        <draw:line draw:style-name="gr13" draw:text-style-name="P1" draw:layer="layout" svg:x1="4.2cm" svg:y1="8.2cm" svg:x2="4.2cm" svg:y2="8.6cm">
          <text:p/>
        </draw:line>
        <draw:frame draw:style-name="gr6" draw:text-style-name="P6" draw:layer="layout" svg:width="2.056cm" svg:height="0.721cm" draw:transform="rotate (1.5707963267946) translate (3.879cm 10.7cm)">
          <draw:text-box>
            <text:p text:style-name="P6"><text:span text:style-name="T1">1.5V AA</text:span></text:p>
          </draw:text-box>
        </draw:frame>
        <draw:frame draw:style-name="gr6" draw:text-style-name="P6" draw:layer="layout" svg:width="2.056cm" svg:height="0.721cm" draw:transform="rotate (1.5707963267946) translate (3.879cm 12.8cm)">
          <draw:text-box>
            <text:p text:style-name="P6"><text:span text:style-name="T1">1.5V AA</text:span></text:p>
          </draw:text-box>
        </draw:frame>
        <draw:custom-shape draw:style-name="gr15" draw:text-style-name="P1" draw:layer="layout" svg:width="2.3cm" svg:height="2.3cm" draw:transform="rotate (1.5707963267946) translate (24.6cm 13.2cm)">
          <text:p/>
          <draw:enhanced-geometry draw:glue-point-type="segments" draw:type="mso-spt100" draw:modifiers="-179.73427049835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9" draw:layer="layout" svg:width="0.925cm" svg:height="0.962cm" svg:x="25.3cm" svg:y="13.2cm">
          <draw:text-box>
            <text:p>E</text:p>
          </draw:text-box>
        </draw:frame>
        <draw:frame draw:style-name="gr16" draw:layer="layout" svg:width="0.925cm" svg:height="1.062cm" svg:x="25.3cm" svg:y="9.9cm">
          <draw:text-box>
            <text:p>C</text:p>
          </draw:text-box>
        </draw:frame>
        <draw:frame draw:style-name="gr9" draw:layer="layout" svg:width="0.925cm" svg:height="0.962cm" svg:x="24.9cm" svg:y="11.138cm">
          <draw:text-box>
            <text:p>B</text:p>
          </draw:text-box>
        </draw:frame>
        <draw:frame draw:style-name="gr5" draw:layer="layout" svg:width="2.2cm" svg:height="0.962cm" svg:x="23cm" svg:y="12.238cm">
          <draw:text-box>
            <text:p>2.2k</text:p>
          </draw:text-box>
        </draw:frame>
        <draw:frame draw:style-name="gr17" draw:layer="layout" svg:width="2.825cm" svg:height="0.962cm" svg:x="26.4cm" svg:y="12.8cm">
          <draw:text-box>
            <text:p>BC547</text:p>
          </draw:text-box>
        </draw:frame>
        <draw:polygon draw:style-name="gr18" draw:text-style-name="P1" draw:layer="layout" svg:width="1.3cm" svg:height="1.399cm" svg:x="25.567cm" svg:y="7.4cm" svg:viewBox="0 0 1301 1400" draw:points="0,0 1301,0 701,1200 1301,1200 1301,1400 1,1400 1,1200 600,1200">
          <text:p/>
        </draw:polygon>
        <draw:line draw:style-name="gr13" draw:text-style-name="P1" draw:layer="layout" svg:x1="26.2cm" svg:y1="7.4cm" svg:x2="26.2cm" svg:y2="3cm">
          <text:p/>
        </draw:line>
        <draw:line draw:style-name="gr13" draw:text-style-name="P1" draw:layer="layout" svg:x1="4.2cm" svg:y1="3cm" svg:x2="26.2cm" svg:y2="3cm">
          <text:p/>
        </draw:line>
        <draw:line draw:style-name="gr13" draw:text-style-name="P1" draw:layer="layout" svg:x1="4.2cm" svg:y1="3cm" svg:x2="4.2cm" svg:y2="8.2cm">
          <text:p/>
        </draw:line>
        <draw:circle draw:style-name="gr14" draw:text-style-name="P1" draw:layer="layout" svg:width="0.4cm" svg:height="0.4cm" svg:x="4cm" svg:y="8cm">
          <text:p/>
        </draw:circle>
        <draw:line draw:style-name="gr19" draw:text-style-name="P1" draw:layer="layout" svg:x1="25.4cm" svg:y1="8.4cm" svg:x2="24.6cm" svg:y2="9.4cm">
          <text:p/>
        </draw:line>
        <draw:line draw:style-name="gr19" draw:text-style-name="P1" draw:layer="layout" svg:x1="25.4cm" svg:y1="7.8cm" svg:x2="24.6cm" svg:y2="8.8cm">
          <text:p/>
        </draw:line>
        <draw:frame draw:style-name="gr6" draw:layer="layout" svg:width="2.407cm" svg:height="0.962cm" svg:x="13.193cm" svg:y="9.5cm">
          <draw:text-box>
            <text:p>HM-10</text:p>
          </draw:text-box>
        </draw:frame>
        <draw:frame draw:style-name="gr20" draw:layer="layout" svg:width="4.5cm" svg:height="1.673cm" svg:x="21.6cm" svg:y="5.627cm">
          <draw:text-box>
            <text:p>ON ST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nuel Schreiner</meta:initial-creator>
    <meta:creation-date>2020-11-22T21:58:10</meta:creation-date>
    <dc:date>2020-11-22T22:34:48</dc:date>
    <dc:creator>Manuel Schreiner</dc:creator>
    <meta:editing-duration>PT46S</meta:editing-duration>
    <meta:editing-cycles>1</meta:editing-cycles>
    <meta:document-statistic meta:object-count="87"/>
    <meta:generator>OpenOffice/4.1.7$Unix OpenOffice.org_project/417m1$Build-9800</meta:generator>
  </office:meta>
</office:document-meta>
</file>